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r lo tanto, los contenidos a utilizar por uno deberían ser diferentes de los utilizados por el otro. Es esto a lo que se denomina “personalización de contenidos”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0:26:43.124284798</meta:creation-date>
    <dc:date>2019-10-18T01:13:20.179848351</dc:date>
    <meta:editing-duration>PT36M27S</meta:editing-duration>
    <meta:editing-cycles>1</meta:editing-cycles>
    <meta:document-statistic meta:table-count="0" meta:image-count="0" meta:object-count="0" meta:page-count="1" meta:paragraph-count="1" meta:word-count="28" meta:character-count="164" meta:non-whitespace-character-count="137"/>
    <meta:generator>LibreOffice/6.2.7.1$Linux_X86_64 LibreOffice_project/20$Build-1</meta:generator>
  </office:meta>
</office:document-meta>
</file>